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ionSupport.Introspectio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rospectionSupport.convert( Object value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rospectionSupport.findSetterMethod( Class clazz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rospectionSupport.isSettableType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ospectionSupport.simpleName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rospectionSupport.extractProperties( Map props , String option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rospectionSupport.setProperties( Object target , Map pro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rospectionSupport.setProperty( Object target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rospectionSupport.addFields( Object target , Class startClass , Class stopClass , Map ma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trospectionSupport.toString( Object target , Class stop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rospectionSupport.setProperties( Object target , Map props , String option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rospectionSupport.toString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